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4pt" style:font-size-asian="14pt" style:font-size-complex="14pt"/>
    </style:style>
    <style:style style:name="P2" style:family="paragraph" style:parent-style-name="Text_20_body" style:list-style-name="L1">
      <style:text-properties style:font-name="Calibri Light" fo:font-size="14pt" style:font-size-asian="14pt" style:font-size-complex="14pt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style:font-name="Calibri Light" fo:font-size="14pt" style:font-size-asian="14pt" style:font-size-complex="14pt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style:font-name="Calibri Light" fo:font-size="14pt" officeooo:paragraph-rsid="00201378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style:font-name="Calibri Light" fo:font-size="14pt" officeooo:paragraph-rsid="00188af2" style:font-size-asian="14pt" style:font-size-complex="14pt"/>
    </style:style>
    <style:style style:name="P6" style:family="paragraph" style:parent-style-name="Text_20_body" style:list-style-name="L2">
      <style:paragraph-properties fo:margin-top="0cm" fo:margin-bottom="0cm" loext:contextual-spacing="false"/>
      <style:text-properties style:font-name="Calibri Light" fo:font-size="14pt" style:font-size-asian="14pt" style:font-size-complex="14pt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style:font-name="Calibri Light" fo:font-size="14pt" officeooo:paragraph-rsid="001f2562" style:font-size-asian="14pt" style:font-size-complex="14pt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style:font-name="Calibri Light" fo:font-size="14pt" fo:background-color="transparent" style:font-size-asian="14pt" style:font-size-complex="14pt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3498db" style:font-name="Calibri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2980b9" style:font-name="Calibri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font-name="Calibri Light"/>
    </style:style>
    <style:style style:name="T4" style:family="text">
      <style:text-properties style:font-name="Calibri Light" fo:font-size="14pt" fo:language="de" fo:country="DE" officeooo:rsid="001f2562" style:font-size-asian="14pt" style:font-size-complex="14pt"/>
    </style:style>
    <style:style style:name="T5" style:family="text">
      <style:text-properties style:font-name="Calibri Light" fo:font-size="14pt" fo:language="de" fo:country="DE" officeooo:rsid="001f2562" fo:background-color="#ffff00" loext:char-shading-value="0" style:font-size-asian="14pt" style:font-size-complex="14pt"/>
    </style:style>
    <style:style style:name="T6" style:family="text">
      <style:text-properties style:font-name="Calibri Light" fo:font-size="14pt" fo:language="de" fo:country="DE" officeooo:rsid="001f2562" fo:background-color="#ffff00" loext:char-shading-value="0" style:font-size-asian="14pt" style:font-size-complex="14pt"/>
    </style:style>
    <style:style style:name="T7" style:family="text">
      <style:text-properties style:font-name="Calibri Light" fo:font-size="14pt" fo:language="de" fo:country="DE" officeooo:rsid="001f2562" fo:background-color="#ff9999" loext:char-shading-value="0" style:font-size-asian="14pt" style:font-size-complex="14pt"/>
    </style:style>
    <style:style style:name="T8" style:family="text">
      <style:text-properties style:font-name="Calibri Light" fo:font-size="14pt" fo:language="de" fo:country="DE" officeooo:rsid="001f2562" fo:background-color="transparent" loext:char-shading-value="0" style:font-size-asian="14pt" style:font-size-complex="14pt"/>
    </style:style>
    <style:style style:name="T9" style:family="text">
      <style:text-properties style:font-name="Calibri Light" fo:font-size="14pt" fo:language="de" fo:country="DE" officeooo:rsid="001f2562" fo:background-color="transparent" loext:char-shading-value="0" style:font-size-asian="14pt" style:font-size-complex="14pt"/>
    </style:style>
    <style:style style:name="T10" style:family="text">
      <style:text-properties style:font-name="Calibri Light" fo:font-size="14pt" style:font-size-asian="14pt" style:font-size-complex="14pt"/>
    </style:style>
    <style:style style:name="T11" style:family="text">
      <style:text-properties style:font-name="Calibri Light" fo:font-size="14pt" officeooo:rsid="001f2562" style:font-size-asian="14pt" style:font-size-complex="14pt"/>
    </style:style>
    <style:style style:name="T12" style:family="text">
      <style:text-properties style:font-name="Calibri Light" fo:font-size="14pt" fo:language="en" fo:country="US" officeooo:rsid="001f2562" style:font-size-asian="14pt" style:font-size-complex="14pt"/>
    </style:style>
    <style:style style:name="T13" style:family="text">
      <style:text-properties officeooo:rsid="00188af2"/>
    </style:style>
    <style:style style:name="T14" style:family="text">
      <style:text-properties officeooo:rsid="001f2562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f2562"/>
    </style:style>
    <style:style style:name="T17" style:family="text">
      <style:text-properties fo:language="de" fo:country="DE"/>
    </style:style>
    <style:style style:name="T18" style:family="text">
      <style:text-properties fo:language="de" fo:country="DE" officeooo:rsid="001f256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A</text:span></text:span><text:span text:style-name="Strong_20_Emphasis"><text:span text:style-name="T2">dmin</text:span></text:span></text:p>
      <text:list xml:id="list1712781035" text:style-name="L1">
        <text:list-item>
          <text:p text:style-name="P4">Buchung<text:span text:style-name="T16">en</text:span> <text:span text:style-name="T3">anzeigen / </text:span>anlegen / bearbeiten / <text:span text:style-name="T14">löschen</text:span></text:p>
        </text:list-item>
        <text:list-item>
          <text:p text:style-name="P5"><text:span text:style-name="T13">In</text:span>frastruktur anzeigen / anlegen / bearbeiten / exportieren <text:bookmark text:name="0bde25a82f5bdc5970783a7a61404a29-3576881015607753"/></text:p>
        </text:list-item>
        <text:list-item>
          <text:p text:style-name="P9"><text:span text:style-name="T11">S</text:span><text:span text:style-name="T10">zenarien generieren / </text:span><text:span text:style-name="T12">ausf</text:span><text:span text:style-name="T4">ühren</text:span><text:span text:style-name="T12"> / </text:span><text:span text:style-name="T9">visualisieren</text:span><text:span text:style-name="T8"> /</text:span><text:span text:style-name="T17"> </text:span><text:span text:style-name="T15">i</text:span><text:span text:style-name="T10">mportieren/ </text:span><text:span text:style-name="T12">e</text:span><text:span text:style-name="T10">xportieren</text:span></text:p>
        </text:list-item>
        <text:list-item>
          <text:p text:style-name="P3">Auswerten und Simulieren der Auswirkung <text:span text:style-name="T20">zusätzlicher Ladepunkte</text:span></text:p>
        </text:list-item>
        <text:list-item>
          <text:p text:style-name="P3">Bedarf prognostizieren</text:p>
        </text:list-item>
        <text:list-item>
          <text:p text:style-name="P3">Historie visualisieren</text:p>
        </text:list-item>
        <text:list-item>
          <text:p text:style-name="P2">Daten in JSON-Datei <text:span text:style-name="T16">s</text:span>peichern / laden</text:p>
        </text:list-item>
      </text:list>
      <text:p text:style-name="Text_20_body"><text:span text:style-name="Strong_20_Emphasis"><text:span text:style-name="T1">U</text:span></text:span><text:span text:style-name="Strong_20_Emphasis"><text:span text:style-name="T2">ser</text:span></text:span></text:p>
      <text:list xml:id="list589065515" text:style-name="L2">
        <text:list-item>
          <text:p text:style-name="P8">Buchungsanfrage aufgeben</text:p>
        </text:list-item>
        <text:list-item>
          <text:p text:style-name="P6">Check-In/-Out bestätigen</text:p>
        </text:list-item>
        <text:list-item>
          <text:p text:style-name="P6">Fahrer bez. Ladezeitraum benachrichtigen</text:p>
        </text:list-item>
        <text:list-item>
          <text:p text:style-name="P7"><text:span text:style-name="T17">Buchung</text:span><text:span text:style-name="T18">sübersicht</text:span> anzeigen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2T16:52:05.293000000</meta:creation-date>
    <dc:date>2020-05-15T17:28:15.880000000</dc:date>
    <meta:editing-duration>PT22M8S</meta:editing-duration>
    <meta:editing-cycles>5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3" meta:word-count="65" meta:character-count="464" meta:non-whitespace-character-count="422"/>
  </office:meta>
</office:document-meta>
</file>